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ssumptions</text:h>
      <text:p text:style-name="Standard"/>
      <text:list xml:id="list5964872432710568544" text:style-name="L1">
        <text:list-item>
          <text:p text:style-name="P1">There is no need to disconnect idle clients</text:p>
        </text:list-item>
        <text:list-item>
          <text:p text:style-name="P1">Text-based protocol – no requirement to send binary attachments etc</text:p>
        </text:list-item>
        <text:list-item>
          <text:p text:style-name="P1">A user can only have one session open at a time</text:p>
        </text:list-item>
        <text:list-item>
          <text:p text:style-name="P1">Internationalization is not a requirement, so strings have been hard-coded for brevity rather than using ResourceBundles</text:p>
        </text:list-item>
        <text:list-item>
          <text:p text:style-name="P1">Input validation in the client app (host, port, username) have been omitted in the interests of brevity</text:p>
        </text:list-item>
      </text:list>
      <text:p text:style-name="Standard"/>
      <text:h text:style-name="Heading_20_1" text:outline-level="1">Usage</text:h>
      <text:h text:style-name="Heading_20_2" text:outline-level="2">Server</text:h>
      <text:p text:style-name="Text_20_body">java com.mkwillis.chat.server.Server portNumber</text:p>
      <text:h text:style-name="Heading_20_2" text:outline-level="2">Client</text:h>
      <text:p text:style-name="Text_20_body">java com.mkwillis.chat.client.ClientApp</text:p>
      <text:p text:style-name="Text_20_body">User will be prompted for user name when the connect button click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0T11:06:25.57</meta:creation-date>
    <dc:date>2016-06-21T08:57:37.91</dc:date>
    <meta:editing-duration>PT2H40M58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12" meta:word-count="88" meta:character-count="566"/>
  </office:meta>
</office:document-meta>
</file>